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81.619010465581" calcext:value-type="float">
            <text:p>481.619010465581</text:p>
          </table:table-cell>
        </table:table-row>
        <table:table-row table:style-name="ro1">
          <table:table-cell office:value-type="float" office:value="483.748470145463" calcext:value-type="float">
            <text:p>483.748470145463</text:p>
          </table:table-cell>
        </table:table-row>
        <table:table-row table:style-name="ro1">
          <table:table-cell office:value-type="float" office:value="482.972794142506" calcext:value-type="float">
            <text:p>482.972794142506</text:p>
          </table:table-cell>
        </table:table-row>
        <table:table-row table:style-name="ro1">
          <table:table-cell office:value-type="float" office:value="480.833958417479" calcext:value-type="float">
            <text:p>480.833958417479</text:p>
          </table:table-cell>
        </table:table-row>
        <table:table-row table:style-name="ro1">
          <table:table-cell office:value-type="float" office:value="479.825727295846" calcext:value-type="float">
            <text:p>479.825727295846</text:p>
          </table:table-cell>
        </table:table-row>
        <table:table-row table:style-name="ro1">
          <table:table-cell office:value-type="float" office:value="479.604805640153" calcext:value-type="float">
            <text:p>479.604805640153</text:p>
          </table:table-cell>
        </table:table-row>
        <table:table-row table:style-name="ro1">
          <table:table-cell office:value-type="float" office:value="482.655765081786" calcext:value-type="float">
            <text:p>482.655765081786</text:p>
          </table:table-cell>
        </table:table-row>
        <table:table-row table:style-name="ro1">
          <table:table-cell office:value-type="float" office:value="478.491793865735" calcext:value-type="float">
            <text:p>478.491793865735</text:p>
          </table:table-cell>
        </table:table-row>
        <table:table-row table:style-name="ro1">
          <table:table-cell office:value-type="float" office:value="482.046189665894" calcext:value-type="float">
            <text:p>482.046189665894</text:p>
          </table:table-cell>
        </table:table-row>
        <table:table-row table:style-name="ro1">
          <table:table-cell office:value-type="float" office:value="482.422920877817" calcext:value-type="float">
            <text:p>482.422920877817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481.422143559826" calcext:value-type="float">
            <text:p>481.422143559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32:18.267501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6-01T06:34:05.516988565</dc:date>
    <dc:creator>Davide Ancona</dc:creator>
    <meta:editing-duration>PT8M40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